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/>
    </style:style>
  </office:automatic-styles>
  <office:body>
    <office:text>
      <text:p text:style-name="P1"><text:span text:style-name="T2">Table</text:span></text:p>
      <table:table table:name="Table1">
        <table:table-column/>
        <table:table-column/>
        <table:table-column/>
        <table:table-row>
          <table:table-cell>
            <text:p>Cell 0:0</text:p>
          </table:table-cell>
          <table:table-cell>
            <text:p>Cell 0:1</text:p>
          </table:table-cell>
          <table:table-cell>
            <text:p>Cell 0:2</text:p>
          </table:table-cell>
        </table:table-row>
        <table:table-row>
          <table:table-cell>
            <text:p>Cell 1:0</text:p>
          </table:table-cell>
          <table:table-cell>
            <text:p>Cell 1:1</text:p>
          </table:table-cell>
          <table:table-cell>
            <text:p>Cell 1:2</text:p>
          </table:table-cell>
        </table:table-row>
        <table:table-row>
          <table:table-cell>
            <text:p>Cell 2:0</text:p>
          </table:table-cell>
          <table:table-cell>
            <text:p>Cell 2:1</text:p>
          </table:table-cell>
          <table:table-cell>
            <text:p>Cell 2: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09T20:49:36Z</meta:creation-date>
    <dc:date>2025-04-09T20:49:36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